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background-color="#FFCAB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1">
      <style:table-cell-properties fo:border="thin solid #000000" style:vertical-align="top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Blood Group Code</text:p>
          </table:table-cell>
          <table:table-cell office:value-type="string" table:style-name="ce2">
            <text:p>Blood Group Description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A+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4">
            <text:p>A-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4">
            <text:p>B+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4">
            <text:p>B-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4">
            <text:p>AB+</text:p>
          </table:table-cell>
          <table:table-cell table:number-columns-repeated="16382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4">
            <text:p>AB-</text:p>
          </table:table-cell>
          <table:table-cell table:number-columns-repeated="16382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4">
            <text:p>O+</text:p>
          </table:table-cell>
          <table:table-cell table:number-columns-repeated="16382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4">
            <text:p>O-</text:p>
          </table:table-cell>
          <table:table-cell table:number-columns-repeated="16382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2T13:26:00Z</meta:creation-date>
    <dc:date>2020-04-29T09:30:18Z</dc:date>
    <meta:user-defined meta:name="WorkbookGuid">4539cc1e-a352-4a31-9a42-82fa1cf1b35c</meta:user-defined>
    <meta:user-defined meta:name="ConnectionInfosStorage">WorkbookXmlParts</meta:user-defined>
  </office:meta>
</office:document-meta>
</file>